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ActiveLock.JcrActiveLock(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isDee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rActiveLock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isLockedByToken( String lock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ActiveLock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get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setOwner( String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isExp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ActiveLock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setIsDeep(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ActiveLock.JcrActiveLock( Lock lock , boolean sessionSco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